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90FF852B7DB83391.png" manifest:media-type="image/png"/>
  <manifest:file-entry manifest:full-path="Pictures/100000000000040000000400404C82D236AED094.png" manifest:media-type="image/png"/>
  <manifest:file-entry manifest:full-path="Pictures/100002010000058900000589D25DBE379D1A7B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822cm" fo:min-width="6.572cm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999cm" svg:height="23.999cm" svg:x="1cm" svg:y="1cm">
          <draw:image xlink:href="Pictures/100002010000058900000589D25DBE379D1A7B61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7cm" svg:x="4.9cm" svg:y="30.1cm">
          <draw:image xlink:href="Pictures/100000000000040000000400404C82D236AED094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7cm" svg:x="18.5cm" svg:y="30.3cm">
          <draw:image xlink:href="Pictures/10000000000004000000040090FF852B7DB83391.png" xlink:type="simple" xlink:show="embed" xlink:actuate="onLoad" draw:mime-type="image/png">
            <text:p/>
          </draw:image>
        </draw:frame>
        <draw:custom-shape draw:style-name="gr3" draw:text-style-name="P3" draw:layer="layout" svg:width="10cm" svg:height="10cm" svg:x="3.4cm" svg:y="2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cm" svg:height="10cm" svg:x="17cm" svg:y="2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cm" svg:height="1.3cm" svg:x="20.4cm" svg:y="37.5cm">
          <draw:text-box>
            <text:p>Ebene R2</text:p>
          </draw:text-box>
        </draw:frame>
        <draw:frame draw:style-name="gr5" draw:text-style-name="P4" draw:layer="layout" svg:width="3.5cm" svg:height="1.2cm" svg:x="6.8cm" svg:y="37.3cm">
          <draw:text-box>
            <text:p>Ebene R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3T15:30:51.303247723</meta:creation-date>
    <meta:editing-duration>PT3M40S</meta:editing-duration>
    <meta:editing-cycles>2</meta:editing-cycles>
    <meta:generator>LibreOffice/7.0.1.1.0$Linux_X86_64 LibreOffice_project/00$Build-1</meta:generator>
    <dc:date>2020-08-23T15:34:19.624675435</dc:date>
    <meta:document-statistic meta:object-count="7"/>
  </office:meta>
</office:document-meta>
</file>